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b4c7dc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8c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b4c7d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3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3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 style:data-style-name="N3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b4c7d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33">
      <style:table-cell-properties fo:border-bottom="none" fo:background-color="#e8f2a1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0" style:family="table-cell" style:parent-style-name="Default" style:data-style-name="N3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2" style:family="table-cell" style:parent-style-name="Default" style:data-style-name="N33">
      <style:table-cell-properties fo:border-bottom="none" fo:background-color="#e8f2a1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</office:automatic-styles>
  <office:body>
    <office:spreadsheet>
      <table:calculation-settings table:automatic-find-labels="false" table:use-regular-expressions="false" table:use-wildcards="true"/>
      <table:table table:name="WBS" table:style-name="ta1" table:print-ranges="WBS.DC66:WBS.DC66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number-columns-repeated="92" table:default-cell-style-name="ce1"/>
        <table:table-column table:style-name="co3" table:number-columns-repeated="57" table:default-cell-style-name="ce1"/>
        <table:table-row table:style-name="ro1" table:visibility="collapse">
          <table:table-cell table:number-columns-repeated="9"/>
          <table:table-cell table:style-name="ce13" office:value-type="string" calcext:value-type="string" table:number-columns-spanned="2" table:number-rows-spanned="2">
            <text:p>プロジェクト開始年月</text:p>
          </table:table-cell>
          <table:covered-table-cell table:style-name="Default"/>
          <table:table-cell table:style-name="Default"/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年</text:p>
          </table:table-cell>
          <table:table-cell table:style-name="Default" table:number-columns-repeated="2"/>
          <table:table-cell table:style-name="ce13" table:number-columns-repeated="19"/>
          <table:table-cell table:number-columns-repeated="128"/>
        </table:table-row>
        <table:table-row table:style-name="ro1" table:visibility="collapse">
          <table:table-cell table:number-columns-repeated="9"/>
          <table:covered-table-cell table:number-columns-repeated="2" table:style-name="Default"/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月</text:p>
          </table:table-cell>
          <table:table-cell table:style-name="ce22" office:value-type="date" office:date-value="2022-07-01" calcext:value-type="date">
            <text:p>7月1日</text:p>
          </table:table-cell>
          <table:table-cell table:style-name="ce22" office:value-type="date" office:date-value="2022-07-02" calcext:value-type="date">
            <text:p>7月2日</text:p>
          </table:table-cell>
          <table:table-cell table:style-name="ce22" office:value-type="date" office:date-value="2022-07-03" calcext:value-type="date">
            <text:p>7月3日</text:p>
          </table:table-cell>
          <table:table-cell table:style-name="ce22" office:value-type="date" office:date-value="2022-07-04" calcext:value-type="date">
            <text:p>7月4日</text:p>
          </table:table-cell>
          <table:table-cell table:style-name="ce22" office:value-type="date" office:date-value="2022-07-05" calcext:value-type="date">
            <text:p>7月5日</text:p>
          </table:table-cell>
          <table:table-cell table:style-name="ce22" office:value-type="date" office:date-value="2022-07-06" calcext:value-type="date">
            <text:p>7月6日</text:p>
          </table:table-cell>
          <table:table-cell table:style-name="ce22" office:value-type="date" office:date-value="2022-07-07" calcext:value-type="date">
            <text:p>7月7日</text:p>
          </table:table-cell>
          <table:table-cell table:style-name="ce22" office:value-type="date" office:date-value="2022-07-08" calcext:value-type="date">
            <text:p>7月8日</text:p>
          </table:table-cell>
          <table:table-cell table:style-name="ce22" office:value-type="date" office:date-value="2022-07-09" calcext:value-type="date">
            <text:p>7月9日</text:p>
          </table:table-cell>
          <table:table-cell table:style-name="ce22" office:value-type="date" office:date-value="2022-07-10" calcext:value-type="date">
            <text:p>7月10日</text:p>
          </table:table-cell>
          <table:table-cell table:style-name="ce22" office:value-type="date" office:date-value="2022-07-11" calcext:value-type="date">
            <text:p>7月11日</text:p>
          </table:table-cell>
          <table:table-cell table:style-name="ce22" office:value-type="date" office:date-value="2022-07-12" calcext:value-type="date">
            <text:p>7月12日</text:p>
          </table:table-cell>
          <table:table-cell table:style-name="ce22" office:value-type="date" office:date-value="2022-07-13" calcext:value-type="date">
            <text:p>7月13日</text:p>
          </table:table-cell>
          <table:table-cell table:style-name="ce22" office:value-type="date" office:date-value="2022-07-14" calcext:value-type="date">
            <text:p>7月14日</text:p>
          </table:table-cell>
          <table:table-cell table:style-name="ce22" office:value-type="date" office:date-value="2022-07-15" calcext:value-type="date">
            <text:p>7月15日</text:p>
          </table:table-cell>
          <table:table-cell table:style-name="ce22" office:value-type="date" office:date-value="2022-07-16" calcext:value-type="date">
            <text:p>7月16日</text:p>
          </table:table-cell>
          <table:table-cell table:style-name="ce22" office:value-type="date" office:date-value="2022-07-17" calcext:value-type="date">
            <text:p>7月17日</text:p>
          </table:table-cell>
          <table:table-cell table:style-name="ce22" office:value-type="date" office:date-value="2022-07-18" calcext:value-type="date">
            <text:p>7月18日</text:p>
          </table:table-cell>
          <table:table-cell table:style-name="ce22" office:value-type="date" office:date-value="2022-07-19" calcext:value-type="date">
            <text:p>7月19日</text:p>
          </table:table-cell>
          <table:table-cell table:style-name="ce22" office:value-type="date" office:date-value="2022-07-20" calcext:value-type="date">
            <text:p>7月20日</text:p>
          </table:table-cell>
          <table:table-cell table:style-name="ce22" office:value-type="date" office:date-value="2022-07-21" calcext:value-type="date">
            <text:p>7月21日</text:p>
          </table:table-cell>
          <table:table-cell table:style-name="ce22" office:value-type="date" office:date-value="2022-07-22" calcext:value-type="date">
            <text:p>7月22日</text:p>
          </table:table-cell>
          <table:table-cell table:style-name="ce22" office:value-type="date" office:date-value="2022-07-23" calcext:value-type="date">
            <text:p>7月23日</text:p>
          </table:table-cell>
          <table:table-cell table:style-name="ce22" office:value-type="date" office:date-value="2022-07-24" calcext:value-type="date">
            <text:p>7月24日</text:p>
          </table:table-cell>
          <table:table-cell table:style-name="ce22" office:value-type="date" office:date-value="2022-07-25" calcext:value-type="date">
            <text:p>7月25日</text:p>
          </table:table-cell>
          <table:table-cell table:style-name="ce22" office:value-type="date" office:date-value="2022-07-26" calcext:value-type="date">
            <text:p>7月26日</text:p>
          </table:table-cell>
          <table:table-cell table:style-name="ce22" office:value-type="date" office:date-value="2022-07-27" calcext:value-type="date">
            <text:p>7月27日</text:p>
          </table:table-cell>
          <table:table-cell table:style-name="ce22" office:value-type="date" office:date-value="2022-07-28" calcext:value-type="date">
            <text:p>7月28日</text:p>
          </table:table-cell>
          <table:table-cell table:style-name="ce22" office:value-type="date" office:date-value="2022-07-29" calcext:value-type="date">
            <text:p>7月29日</text:p>
          </table:table-cell>
          <table:table-cell table:style-name="ce22" office:value-type="date" office:date-value="2022-07-30" calcext:value-type="date">
            <text:p>7月30日</text:p>
          </table:table-cell>
          <table:table-cell table:style-name="ce22" office:value-type="date" office:date-value="2022-07-31" calcext:value-type="date">
            <text:p>7月31日</text:p>
          </table:table-cell>
          <table:table-cell table:style-name="ce22" office:value-type="date" office:date-value="2022-08-01" calcext:value-type="date">
            <text:p>8月1日</text:p>
          </table:table-cell>
          <table:table-cell table:style-name="ce22" office:value-type="date" office:date-value="2022-08-02" calcext:value-type="date">
            <text:p>8月2日</text:p>
          </table:table-cell>
          <table:table-cell table:style-name="ce22" office:value-type="date" office:date-value="2022-08-03" calcext:value-type="date">
            <text:p>8月3日</text:p>
          </table:table-cell>
          <table:table-cell table:style-name="ce22" office:value-type="date" office:date-value="2022-08-04" calcext:value-type="date">
            <text:p>8月4日</text:p>
          </table:table-cell>
          <table:table-cell table:style-name="ce22" office:value-type="date" office:date-value="2022-08-05" calcext:value-type="date">
            <text:p>8月5日</text:p>
          </table:table-cell>
          <table:table-cell table:style-name="ce22" office:value-type="date" office:date-value="2022-08-06" calcext:value-type="date">
            <text:p>8月6日</text:p>
          </table:table-cell>
          <table:table-cell table:style-name="ce22" office:value-type="date" office:date-value="2022-08-07" calcext:value-type="date">
            <text:p>8月7日</text:p>
          </table:table-cell>
          <table:table-cell table:style-name="ce22" office:value-type="date" office:date-value="2022-08-08" calcext:value-type="date">
            <text:p>8月8日</text:p>
          </table:table-cell>
          <table:table-cell table:style-name="ce22" office:value-type="date" office:date-value="2022-08-09" calcext:value-type="date">
            <text:p>8月9日</text:p>
          </table:table-cell>
          <table:table-cell table:style-name="ce22" office:value-type="date" office:date-value="2022-08-10" calcext:value-type="date">
            <text:p>8月10日</text:p>
          </table:table-cell>
          <table:table-cell table:style-name="ce22" office:value-type="date" office:date-value="2022-08-11" calcext:value-type="date">
            <text:p>8月11日</text:p>
          </table:table-cell>
          <table:table-cell table:style-name="ce22" office:value-type="date" office:date-value="2022-08-12" calcext:value-type="date">
            <text:p>8月12日</text:p>
          </table:table-cell>
          <table:table-cell table:style-name="ce22" office:value-type="date" office:date-value="2022-08-13" calcext:value-type="date">
            <text:p>8月13日</text:p>
          </table:table-cell>
          <table:table-cell table:style-name="ce22" office:value-type="date" office:date-value="2022-08-14" calcext:value-type="date">
            <text:p>8月14日</text:p>
          </table:table-cell>
          <table:table-cell table:style-name="ce22" office:value-type="date" office:date-value="2022-08-15" calcext:value-type="date">
            <text:p>8月15日</text:p>
          </table:table-cell>
          <table:table-cell table:style-name="ce22" office:value-type="date" office:date-value="2022-08-16" calcext:value-type="date">
            <text:p>8月16日</text:p>
          </table:table-cell>
          <table:table-cell table:style-name="ce22" office:value-type="date" office:date-value="2022-08-17" calcext:value-type="date">
            <text:p>8月17日</text:p>
          </table:table-cell>
          <table:table-cell table:style-name="ce22" office:value-type="date" office:date-value="2022-08-18" calcext:value-type="date">
            <text:p>8月18日</text:p>
          </table:table-cell>
          <table:table-cell table:style-name="ce22" office:value-type="date" office:date-value="2022-08-19" calcext:value-type="date">
            <text:p>8月19日</text:p>
          </table:table-cell>
          <table:table-cell table:style-name="ce22" office:value-type="date" office:date-value="2022-08-20" calcext:value-type="date">
            <text:p>8月20日</text:p>
          </table:table-cell>
          <table:table-cell table:style-name="ce22" office:value-type="date" office:date-value="2022-08-21" calcext:value-type="date">
            <text:p>8月21日</text:p>
          </table:table-cell>
          <table:table-cell table:style-name="ce22" office:value-type="date" office:date-value="2022-08-22" calcext:value-type="date">
            <text:p>8月22日</text:p>
          </table:table-cell>
          <table:table-cell table:style-name="ce22" office:value-type="date" office:date-value="2022-08-23" calcext:value-type="date">
            <text:p>8月23日</text:p>
          </table:table-cell>
          <table:table-cell table:style-name="ce22" office:value-type="date" office:date-value="2022-08-24" calcext:value-type="date">
            <text:p>8月24日</text:p>
          </table:table-cell>
          <table:table-cell table:style-name="ce22" office:value-type="date" office:date-value="2022-08-25" calcext:value-type="date">
            <text:p>8月25日</text:p>
          </table:table-cell>
          <table:table-cell table:style-name="ce22" office:value-type="date" office:date-value="2022-08-26" calcext:value-type="date">
            <text:p>8月26日</text:p>
          </table:table-cell>
          <table:table-cell table:style-name="ce22" office:value-type="date" office:date-value="2022-08-27" calcext:value-type="date">
            <text:p>8月27日</text:p>
          </table:table-cell>
          <table:table-cell table:style-name="ce22" office:value-type="date" office:date-value="2022-08-28" calcext:value-type="date">
            <text:p>8月28日</text:p>
          </table:table-cell>
          <table:table-cell table:style-name="ce22" office:value-type="date" office:date-value="2022-08-29" calcext:value-type="date">
            <text:p>8月29日</text:p>
          </table:table-cell>
          <table:table-cell table:style-name="ce22" office:value-type="date" office:date-value="2022-08-30" calcext:value-type="date">
            <text:p>8月30日</text:p>
          </table:table-cell>
          <table:table-cell table:style-name="ce22" office:value-type="date" office:date-value="2022-08-31" calcext:value-type="date">
            <text:p>8月31日</text:p>
          </table:table-cell>
          <table:table-cell table:style-name="ce22" office:value-type="date" office:date-value="2022-09-01" calcext:value-type="date">
            <text:p>9月1日</text:p>
          </table:table-cell>
          <table:table-cell table:style-name="ce22" office:value-type="date" office:date-value="2022-09-02" calcext:value-type="date">
            <text:p>9月2日</text:p>
          </table:table-cell>
          <table:table-cell table:style-name="ce22" office:value-type="date" office:date-value="2022-09-03" calcext:value-type="date">
            <text:p>9月3日</text:p>
          </table:table-cell>
          <table:table-cell table:style-name="ce22" office:value-type="date" office:date-value="2022-09-04" calcext:value-type="date">
            <text:p>9月4日</text:p>
          </table:table-cell>
          <table:table-cell table:style-name="ce22" office:value-type="date" office:date-value="2022-09-05" calcext:value-type="date">
            <text:p>9月5日</text:p>
          </table:table-cell>
          <table:table-cell table:style-name="ce22" office:value-type="date" office:date-value="2022-09-06" calcext:value-type="date">
            <text:p>9月6日</text:p>
          </table:table-cell>
          <table:table-cell table:style-name="ce22" office:value-type="date" office:date-value="2022-09-07" calcext:value-type="date">
            <text:p>9月7日</text:p>
          </table:table-cell>
          <table:table-cell table:style-name="ce22" office:value-type="date" office:date-value="2022-09-08" calcext:value-type="date">
            <text:p>9月8日</text:p>
          </table:table-cell>
          <table:table-cell table:style-name="ce22" office:value-type="date" office:date-value="2022-09-09" calcext:value-type="date">
            <text:p>9月9日</text:p>
          </table:table-cell>
          <table:table-cell table:style-name="ce22" office:value-type="date" office:date-value="2022-09-10" calcext:value-type="date">
            <text:p>9月10日</text:p>
          </table:table-cell>
          <table:table-cell table:style-name="ce22" office:value-type="date" office:date-value="2022-09-11" calcext:value-type="date">
            <text:p>9月11日</text:p>
          </table:table-cell>
          <table:table-cell table:style-name="ce22" office:value-type="date" office:date-value="2022-09-12" calcext:value-type="date">
            <text:p>9月12日</text:p>
          </table:table-cell>
          <table:table-cell table:style-name="ce22" office:value-type="date" office:date-value="2022-09-13" calcext:value-type="date">
            <text:p>9月13日</text:p>
          </table:table-cell>
          <table:table-cell table:style-name="ce22" office:value-type="date" office:date-value="2022-09-14" calcext:value-type="date">
            <text:p>9月14日</text:p>
          </table:table-cell>
          <table:table-cell table:style-name="ce22" office:value-type="date" office:date-value="2022-09-15" calcext:value-type="date">
            <text:p>9月15日</text:p>
          </table:table-cell>
          <table:table-cell table:style-name="ce22" office:value-type="date" office:date-value="2022-09-16" calcext:value-type="date">
            <text:p>9月16日</text:p>
          </table:table-cell>
          <table:table-cell table:style-name="ce22" office:value-type="date" office:date-value="2022-09-17" calcext:value-type="date">
            <text:p>9月17日</text:p>
          </table:table-cell>
          <table:table-cell table:style-name="ce22" office:value-type="date" office:date-value="2022-09-18" calcext:value-type="date">
            <text:p>9月18日</text:p>
          </table:table-cell>
          <table:table-cell table:style-name="ce22" office:value-type="date" office:date-value="2022-09-19" calcext:value-type="date">
            <text:p>9月19日</text:p>
          </table:table-cell>
          <table:table-cell table:style-name="ce22" office:value-type="date" office:date-value="2022-09-20" calcext:value-type="date">
            <text:p>9月20日</text:p>
          </table:table-cell>
          <table:table-cell table:style-name="ce22" office:value-type="date" office:date-value="2022-09-21" calcext:value-type="date">
            <text:p>9月21日</text:p>
          </table:table-cell>
          <table:table-cell table:style-name="ce22" office:value-type="date" office:date-value="2022-09-22" calcext:value-type="date">
            <text:p>9月22日</text:p>
          </table:table-cell>
          <table:table-cell table:style-name="ce22" office:value-type="date" office:date-value="2022-09-23" calcext:value-type="date">
            <text:p>9月23日</text:p>
          </table:table-cell>
          <table:table-cell table:style-name="ce22" office:value-type="date" office:date-value="2022-09-24" calcext:value-type="date">
            <text:p>9月24日</text:p>
          </table:table-cell>
          <table:table-cell table:style-name="ce22" office:value-type="date" office:date-value="2022-09-25" calcext:value-type="date">
            <text:p>9月25日</text:p>
          </table:table-cell>
          <table:table-cell table:style-name="ce22" office:value-type="date" office:date-value="2022-09-26" calcext:value-type="date">
            <text:p>9月26日</text:p>
          </table:table-cell>
          <table:table-cell table:style-name="ce22" office:value-type="date" office:date-value="2022-09-27" calcext:value-type="date">
            <text:p>9月27日</text:p>
          </table:table-cell>
          <table:table-cell table:style-name="ce22" office:value-type="date" office:date-value="2022-09-28" calcext:value-type="date">
            <text:p>9月28日</text:p>
          </table:table-cell>
          <table:table-cell table:style-name="ce22" office:value-type="date" office:date-value="2022-09-29" calcext:value-type="date">
            <text:p>9月29日</text:p>
          </table:table-cell>
          <table:table-cell table:style-name="ce22" office:value-type="date" office:date-value="2022-09-30" calcext:value-type="date">
            <text:p>9月30日</text:p>
          </table:table-cell>
          <table:table-cell table:number-columns-repeated="57"/>
        </table:table-row>
        <table:table-row table:style-name="ro2">
          <table:table-cell table:number-columns-repeated="9"/>
          <table:table-cell table:style-name="Default" table:number-columns-repeated="3"/>
          <table:table-cell table:style-name="ce13" table:number-columns-repeated="2"/>
          <table:table-cell table:style-name="ce22" table:number-columns-repeated="92"/>
          <table:table-cell table:number-columns-repeated="57"/>
        </table:table-row>
        <table:table-row table:style-name="ro3">
          <table:table-cell/>
          <table:table-cell table:style-name="ce25" office:value-type="string" calcext:value-type="string">
            <text:p>作業</text:p>
          </table:table-cell>
          <table:table-cell table:style-name="ce42" table:number-columns-repeated="2"/>
          <table:table-cell table:style-name="ce42" office:value-type="string" calcext:value-type="string">
            <text:p>作業内容</text:p>
          </table:table-cell>
          <table:table-cell table:style-name="ce42" office:value-type="string" calcext:value-type="string">
            <text:p>作業者</text:p>
          </table:table-cell>
          <table:table-cell table:style-name="ce42" office:value-type="string" calcext:value-type="string">
            <text:p>確認者（ダブルチェック）</text:p>
          </table:table-cell>
          <table:table-cell table:style-name="ce42" office:value-type="string" calcext:value-type="string">
            <text:p>開始日(予定)</text:p>
          </table:table-cell>
          <table:table-cell table:style-name="ce42" office:value-type="string" calcext:value-type="string">
            <text:p>終了日(予定)</text:p>
          </table:table-cell>
          <table:table-cell table:style-name="ce42" office:value-type="string" calcext:value-type="string">
            <text:p>開始日(実績)</text:p>
          </table:table-cell>
          <table:table-cell table:style-name="ce42" office:value-type="string" calcext:value-type="string">
            <text:p>終了日(実績)</text:p>
          </table:table-cell>
          <table:table-cell table:style-name="ce42" office:value-type="string" calcext:value-type="string">
            <text:p>予定日数</text:p>
          </table:table-cell>
          <table:table-cell table:style-name="ce42" office:value-type="string" calcext:value-type="string">
            <text:p>進捗度(%)</text:p>
          </table:table-cell>
          <table:table-cell table:style-name="ce59" office:value-type="string" calcext:value-type="string">
            <text:p>実績作業時間(h)</text:p>
          </table:table-cell>
          <table:table-cell table:style-name="ce65" table:formula="of:=DATE([.$KO2];[.$M2];1)" office:value-type="date" office:date-value="2000-07-01" calcext:value-type="date">
            <text:p>7月1日</text:p>
          </table:table-cell>
          <table:table-cell table:style-name="ce65" table:formula="of:=[.O4]+1" office:value-type="date" office:date-value="2000-07-02" calcext:value-type="date">
            <text:p>7月2日</text:p>
          </table:table-cell>
          <table:table-cell table:style-name="ce65" table:formula="of:=[.P4]+1" office:value-type="date" office:date-value="2000-07-03" calcext:value-type="date">
            <text:p>7月3日</text:p>
          </table:table-cell>
          <table:table-cell table:style-name="ce65" table:formula="of:=[.Q4]+1" office:value-type="date" office:date-value="2000-07-04" calcext:value-type="date">
            <text:p>7月4日</text:p>
          </table:table-cell>
          <table:table-cell table:style-name="ce65" table:formula="of:=[.R4]+1" office:value-type="date" office:date-value="2000-07-05" calcext:value-type="date">
            <text:p>7月5日</text:p>
          </table:table-cell>
          <table:table-cell table:style-name="ce65" table:formula="of:=[.S4]+1" office:value-type="date" office:date-value="2000-07-06" calcext:value-type="date">
            <text:p>7月6日</text:p>
          </table:table-cell>
          <table:table-cell table:style-name="ce65" table:formula="of:=[.T4]+1" office:value-type="date" office:date-value="2000-07-07" calcext:value-type="date">
            <text:p>7月7日</text:p>
          </table:table-cell>
          <table:table-cell table:style-name="ce65" table:formula="of:=[.U4]+1" office:value-type="date" office:date-value="2000-07-08" calcext:value-type="date">
            <text:p>7月8日</text:p>
          </table:table-cell>
          <table:table-cell table:style-name="ce65" table:formula="of:=[.V4]+1" office:value-type="date" office:date-value="2000-07-09" calcext:value-type="date">
            <text:p>7月9日</text:p>
          </table:table-cell>
          <table:table-cell table:style-name="ce65" table:formula="of:=[.W4]+1" office:value-type="date" office:date-value="2000-07-10" calcext:value-type="date">
            <text:p>7月10日</text:p>
          </table:table-cell>
          <table:table-cell table:style-name="ce65" table:formula="of:=[.X4]+1" office:value-type="date" office:date-value="2000-07-11" calcext:value-type="date">
            <text:p>7月11日</text:p>
          </table:table-cell>
          <table:table-cell table:style-name="ce65" table:formula="of:=[.Y4]+1" office:value-type="date" office:date-value="2000-07-12" calcext:value-type="date">
            <text:p>7月12日</text:p>
          </table:table-cell>
          <table:table-cell table:style-name="ce65" table:formula="of:=[.Z4]+1" office:value-type="date" office:date-value="2000-07-13" calcext:value-type="date">
            <text:p>7月13日</text:p>
          </table:table-cell>
          <table:table-cell table:style-name="ce65" table:formula="of:=[.AA4]+1" office:value-type="date" office:date-value="2000-07-14" calcext:value-type="date">
            <text:p>7月14日</text:p>
          </table:table-cell>
          <table:table-cell table:style-name="ce65" table:formula="of:=[.AB4]+1" office:value-type="date" office:date-value="2000-07-15" calcext:value-type="date">
            <text:p>7月15日</text:p>
          </table:table-cell>
          <table:table-cell table:style-name="ce65" table:formula="of:=[.AC4]+1" office:value-type="date" office:date-value="2000-07-16" calcext:value-type="date">
            <text:p>7月16日</text:p>
          </table:table-cell>
          <table:table-cell table:style-name="ce65" table:formula="of:=[.AD4]+1" office:value-type="date" office:date-value="2000-07-17" calcext:value-type="date">
            <text:p>7月17日</text:p>
          </table:table-cell>
          <table:table-cell table:style-name="ce65" table:formula="of:=[.AE4]+1" office:value-type="date" office:date-value="2000-07-18" calcext:value-type="date">
            <text:p>7月18日</text:p>
          </table:table-cell>
          <table:table-cell table:style-name="ce65" table:formula="of:=[.AF4]+1" office:value-type="date" office:date-value="2000-07-19" calcext:value-type="date">
            <text:p>7月19日</text:p>
          </table:table-cell>
          <table:table-cell table:style-name="ce65" table:formula="of:=[.AG4]+1" office:value-type="date" office:date-value="2000-07-20" calcext:value-type="date">
            <text:p>7月20日</text:p>
          </table:table-cell>
          <table:table-cell table:style-name="ce65" table:formula="of:=[.AH4]+1" office:value-type="date" office:date-value="2000-07-21" calcext:value-type="date">
            <text:p>7月21日</text:p>
          </table:table-cell>
          <table:table-cell table:style-name="ce65" table:formula="of:=[.AI4]+1" office:value-type="date" office:date-value="2000-07-22" calcext:value-type="date">
            <text:p>7月22日</text:p>
          </table:table-cell>
          <table:table-cell table:style-name="ce65" table:formula="of:=[.AJ4]+1" office:value-type="date" office:date-value="2000-07-23" calcext:value-type="date">
            <text:p>7月23日</text:p>
          </table:table-cell>
          <table:table-cell table:style-name="ce65" table:formula="of:=[.AK4]+1" office:value-type="date" office:date-value="2000-07-24" calcext:value-type="date">
            <text:p>7月24日</text:p>
          </table:table-cell>
          <table:table-cell table:style-name="ce65" table:formula="of:=[.AL4]+1" office:value-type="date" office:date-value="2000-07-25" calcext:value-type="date">
            <text:p>7月25日</text:p>
          </table:table-cell>
          <table:table-cell table:style-name="ce65" table:formula="of:=[.AM4]+1" office:value-type="date" office:date-value="2000-07-26" calcext:value-type="date">
            <text:p>7月26日</text:p>
          </table:table-cell>
          <table:table-cell table:style-name="ce65" table:formula="of:=[.AN4]+1" office:value-type="date" office:date-value="2000-07-27" calcext:value-type="date">
            <text:p>7月27日</text:p>
          </table:table-cell>
          <table:table-cell table:style-name="ce65" table:formula="of:=[.AO4]+1" office:value-type="date" office:date-value="2000-07-28" calcext:value-type="date">
            <text:p>7月28日</text:p>
          </table:table-cell>
          <table:table-cell table:style-name="ce65" table:formula="of:=[.AP4]+1" office:value-type="date" office:date-value="2000-07-29" calcext:value-type="date">
            <text:p>7月29日</text:p>
          </table:table-cell>
          <table:table-cell table:style-name="ce65" table:formula="of:=[.AQ4]+1" office:value-type="date" office:date-value="2000-07-30" calcext:value-type="date">
            <text:p>7月30日</text:p>
          </table:table-cell>
          <table:table-cell table:style-name="ce65" table:formula="of:=[.AR4]+1" office:value-type="date" office:date-value="2000-07-31" calcext:value-type="date">
            <text:p>7月31日</text:p>
          </table:table-cell>
          <table:table-cell table:style-name="ce65" table:formula="of:=[.AS4]+1" office:value-type="date" office:date-value="2000-08-01" calcext:value-type="date">
            <text:p>8月1日</text:p>
          </table:table-cell>
          <table:table-cell table:style-name="ce65" table:formula="of:=[.AT4]+1" office:value-type="date" office:date-value="2000-08-02" calcext:value-type="date">
            <text:p>8月2日</text:p>
          </table:table-cell>
          <table:table-cell table:style-name="ce65" table:formula="of:=[.AU4]+1" office:value-type="date" office:date-value="2000-08-03" calcext:value-type="date">
            <text:p>8月3日</text:p>
          </table:table-cell>
          <table:table-cell table:style-name="ce65" table:formula="of:=[.AV4]+1" office:value-type="date" office:date-value="2000-08-04" calcext:value-type="date">
            <text:p>8月4日</text:p>
          </table:table-cell>
          <table:table-cell table:style-name="ce65" table:formula="of:=[.AW4]+1" office:value-type="date" office:date-value="2000-08-05" calcext:value-type="date">
            <text:p>8月5日</text:p>
          </table:table-cell>
          <table:table-cell table:style-name="ce65" table:formula="of:=[.AX4]+1" office:value-type="date" office:date-value="2000-08-06" calcext:value-type="date">
            <text:p>8月6日</text:p>
          </table:table-cell>
          <table:table-cell table:style-name="ce65" table:formula="of:=[.AY4]+1" office:value-type="date" office:date-value="2000-08-07" calcext:value-type="date">
            <text:p>8月7日</text:p>
          </table:table-cell>
          <table:table-cell table:style-name="ce65" table:formula="of:=[.AZ4]+1" office:value-type="date" office:date-value="2000-08-08" calcext:value-type="date">
            <text:p>8月8日</text:p>
          </table:table-cell>
          <table:table-cell table:style-name="ce65" table:formula="of:=[.BA4]+1" office:value-type="date" office:date-value="2000-08-09" calcext:value-type="date">
            <text:p>8月9日</text:p>
          </table:table-cell>
          <table:table-cell table:style-name="ce65" table:formula="of:=[.BB4]+1" office:value-type="date" office:date-value="2000-08-10" calcext:value-type="date">
            <text:p>8月10日</text:p>
          </table:table-cell>
          <table:table-cell table:style-name="ce65" table:formula="of:=[.BC4]+1" office:value-type="date" office:date-value="2000-08-11" calcext:value-type="date">
            <text:p>8月11日</text:p>
          </table:table-cell>
          <table:table-cell table:style-name="ce65" table:formula="of:=[.BD4]+1" office:value-type="date" office:date-value="2000-08-12" calcext:value-type="date">
            <text:p>8月12日</text:p>
          </table:table-cell>
          <table:table-cell table:style-name="ce65" table:formula="of:=[.BE4]+1" office:value-type="date" office:date-value="2000-08-13" calcext:value-type="date">
            <text:p>8月13日</text:p>
          </table:table-cell>
          <table:table-cell table:style-name="ce65" table:formula="of:=[.BF4]+1" office:value-type="date" office:date-value="2000-08-14" calcext:value-type="date">
            <text:p>8月14日</text:p>
          </table:table-cell>
          <table:table-cell table:style-name="ce65" table:formula="of:=[.BG4]+1" office:value-type="date" office:date-value="2000-08-15" calcext:value-type="date">
            <text:p>8月15日</text:p>
          </table:table-cell>
          <table:table-cell table:style-name="ce65" table:formula="of:=[.BH4]+1" office:value-type="date" office:date-value="2000-08-16" calcext:value-type="date">
            <text:p>8月16日</text:p>
          </table:table-cell>
          <table:table-cell table:style-name="ce65" table:formula="of:=[.BI4]+1" office:value-type="date" office:date-value="2000-08-17" calcext:value-type="date">
            <text:p>8月17日</text:p>
          </table:table-cell>
          <table:table-cell table:style-name="ce65" table:formula="of:=[.BJ4]+1" office:value-type="date" office:date-value="2000-08-18" calcext:value-type="date">
            <text:p>8月18日</text:p>
          </table:table-cell>
          <table:table-cell table:style-name="ce65" table:formula="of:=[.BK4]+1" office:value-type="date" office:date-value="2000-08-19" calcext:value-type="date">
            <text:p>8月19日</text:p>
          </table:table-cell>
          <table:table-cell table:style-name="ce65" table:formula="of:=[.BL4]+1" office:value-type="date" office:date-value="2000-08-20" calcext:value-type="date">
            <text:p>8月20日</text:p>
          </table:table-cell>
          <table:table-cell table:style-name="ce65" table:formula="of:=[.BM4]+1" office:value-type="date" office:date-value="2000-08-21" calcext:value-type="date">
            <text:p>8月21日</text:p>
          </table:table-cell>
          <table:table-cell table:style-name="ce65" table:formula="of:=[.BN4]+1" office:value-type="date" office:date-value="2000-08-22" calcext:value-type="date">
            <text:p>8月22日</text:p>
          </table:table-cell>
          <table:table-cell table:style-name="ce65" table:formula="of:=[.BO4]+1" office:value-type="date" office:date-value="2000-08-23" calcext:value-type="date">
            <text:p>8月23日</text:p>
          </table:table-cell>
          <table:table-cell table:style-name="ce65" table:formula="of:=[.BP4]+1" office:value-type="date" office:date-value="2000-08-24" calcext:value-type="date">
            <text:p>8月24日</text:p>
          </table:table-cell>
          <table:table-cell table:style-name="ce65" table:formula="of:=[.BQ4]+1" office:value-type="date" office:date-value="2000-08-25" calcext:value-type="date">
            <text:p>8月25日</text:p>
          </table:table-cell>
          <table:table-cell table:style-name="ce65" table:formula="of:=[.BR4]+1" office:value-type="date" office:date-value="2000-08-26" calcext:value-type="date">
            <text:p>8月26日</text:p>
          </table:table-cell>
          <table:table-cell table:style-name="ce65" table:formula="of:=[.BS4]+1" office:value-type="date" office:date-value="2000-08-27" calcext:value-type="date">
            <text:p>8月27日</text:p>
          </table:table-cell>
          <table:table-cell table:style-name="ce65" table:formula="of:=[.BT4]+1" office:value-type="date" office:date-value="2000-08-28" calcext:value-type="date">
            <text:p>8月28日</text:p>
          </table:table-cell>
          <table:table-cell table:style-name="ce65" table:formula="of:=[.BU4]+1" office:value-type="date" office:date-value="2000-08-29" calcext:value-type="date">
            <text:p>8月29日</text:p>
          </table:table-cell>
          <table:table-cell table:style-name="ce65" table:formula="of:=[.BV4]+1" office:value-type="date" office:date-value="2000-08-30" calcext:value-type="date">
            <text:p>8月30日</text:p>
          </table:table-cell>
          <table:table-cell table:style-name="ce65" table:formula="of:=[.BW4]+1" office:value-type="date" office:date-value="2000-08-31" calcext:value-type="date">
            <text:p>8月31日</text:p>
          </table:table-cell>
          <table:table-cell table:style-name="ce65" table:formula="of:=[.BX4]+1" office:value-type="date" office:date-value="2000-09-01" calcext:value-type="date">
            <text:p>9月1日</text:p>
          </table:table-cell>
          <table:table-cell table:style-name="ce65" table:formula="of:=[.BY4]+1" office:value-type="date" office:date-value="2000-09-02" calcext:value-type="date">
            <text:p>9月2日</text:p>
          </table:table-cell>
          <table:table-cell table:style-name="ce65" table:formula="of:=[.BZ4]+1" office:value-type="date" office:date-value="2000-09-03" calcext:value-type="date">
            <text:p>9月3日</text:p>
          </table:table-cell>
          <table:table-cell table:style-name="ce65" table:formula="of:=[.CA4]+1" office:value-type="date" office:date-value="2000-09-04" calcext:value-type="date">
            <text:p>9月4日</text:p>
          </table:table-cell>
          <table:table-cell table:style-name="ce65" table:formula="of:=[.CB4]+1" office:value-type="date" office:date-value="2000-09-05" calcext:value-type="date">
            <text:p>9月5日</text:p>
          </table:table-cell>
          <table:table-cell table:style-name="ce65" table:formula="of:=[.CC4]+1" office:value-type="date" office:date-value="2000-09-06" calcext:value-type="date">
            <text:p>9月6日</text:p>
          </table:table-cell>
          <table:table-cell table:style-name="ce65" table:formula="of:=[.CD4]+1" office:value-type="date" office:date-value="2000-09-07" calcext:value-type="date">
            <text:p>9月7日</text:p>
          </table:table-cell>
          <table:table-cell table:style-name="ce65" table:formula="of:=[.CE4]+1" office:value-type="date" office:date-value="2000-09-08" calcext:value-type="date">
            <text:p>9月8日</text:p>
          </table:table-cell>
          <table:table-cell table:style-name="ce65" table:formula="of:=[.CF4]+1" office:value-type="date" office:date-value="2000-09-09" calcext:value-type="date">
            <text:p>9月9日</text:p>
          </table:table-cell>
          <table:table-cell table:style-name="ce65" table:formula="of:=[.CG4]+1" office:value-type="date" office:date-value="2000-09-10" calcext:value-type="date">
            <text:p>9月10日</text:p>
          </table:table-cell>
          <table:table-cell table:style-name="ce65" table:formula="of:=[.CH4]+1" office:value-type="date" office:date-value="2000-09-11" calcext:value-type="date">
            <text:p>9月11日</text:p>
          </table:table-cell>
          <table:table-cell table:style-name="ce65" table:formula="of:=[.CI4]+1" office:value-type="date" office:date-value="2000-09-12" calcext:value-type="date">
            <text:p>9月12日</text:p>
          </table:table-cell>
          <table:table-cell table:style-name="ce65" table:formula="of:=[.CJ4]+1" office:value-type="date" office:date-value="2000-09-13" calcext:value-type="date">
            <text:p>9月13日</text:p>
          </table:table-cell>
          <table:table-cell table:style-name="ce65" table:formula="of:=[.CK4]+1" office:value-type="date" office:date-value="2000-09-14" calcext:value-type="date">
            <text:p>9月14日</text:p>
          </table:table-cell>
          <table:table-cell table:style-name="ce65" table:formula="of:=[.CL4]+1" office:value-type="date" office:date-value="2000-09-15" calcext:value-type="date">
            <text:p>9月15日</text:p>
          </table:table-cell>
          <table:table-cell table:style-name="ce65" table:formula="of:=[.CM4]+1" office:value-type="date" office:date-value="2000-09-16" calcext:value-type="date">
            <text:p>9月16日</text:p>
          </table:table-cell>
          <table:table-cell table:style-name="ce65" table:formula="of:=[.CN4]+1" office:value-type="date" office:date-value="2000-09-17" calcext:value-type="date">
            <text:p>9月17日</text:p>
          </table:table-cell>
          <table:table-cell table:style-name="ce65" table:formula="of:=[.CO4]+1" office:value-type="date" office:date-value="2000-09-18" calcext:value-type="date">
            <text:p>9月18日</text:p>
          </table:table-cell>
          <table:table-cell table:style-name="ce65" table:formula="of:=[.CP4]+1" office:value-type="date" office:date-value="2000-09-19" calcext:value-type="date">
            <text:p>9月19日</text:p>
          </table:table-cell>
          <table:table-cell table:style-name="ce65" table:formula="of:=[.CQ4]+1" office:value-type="date" office:date-value="2000-09-20" calcext:value-type="date">
            <text:p>9月20日</text:p>
          </table:table-cell>
          <table:table-cell table:style-name="ce65" table:formula="of:=[.CR4]+1" office:value-type="date" office:date-value="2000-09-21" calcext:value-type="date">
            <text:p>9月21日</text:p>
          </table:table-cell>
          <table:table-cell table:style-name="ce65" table:formula="of:=[.CS4]+1" office:value-type="date" office:date-value="2000-09-22" calcext:value-type="date">
            <text:p>9月22日</text:p>
          </table:table-cell>
          <table:table-cell table:style-name="ce65" table:formula="of:=[.CT4]+1" office:value-type="date" office:date-value="2000-09-23" calcext:value-type="date">
            <text:p>9月23日</text:p>
          </table:table-cell>
          <table:table-cell table:style-name="ce65" table:formula="of:=[.CU4]+1" office:value-type="date" office:date-value="2000-09-24" calcext:value-type="date">
            <text:p>9月24日</text:p>
          </table:table-cell>
          <table:table-cell table:style-name="ce65" table:formula="of:=[.CV4]+1" office:value-type="date" office:date-value="2000-09-25" calcext:value-type="date">
            <text:p>9月25日</text:p>
          </table:table-cell>
          <table:table-cell table:style-name="ce65" table:formula="of:=[.CW4]+1" office:value-type="date" office:date-value="2000-09-26" calcext:value-type="date">
            <text:p>9月26日</text:p>
          </table:table-cell>
          <table:table-cell table:style-name="ce65" table:formula="of:=[.CX4]+1" office:value-type="date" office:date-value="2000-09-27" calcext:value-type="date">
            <text:p>9月27日</text:p>
          </table:table-cell>
          <table:table-cell table:style-name="ce65" table:formula="of:=[.CY4]+1" office:value-type="date" office:date-value="2000-09-28" calcext:value-type="date">
            <text:p>9月28日</text:p>
          </table:table-cell>
          <table:table-cell table:style-name="ce65" table:formula="of:=[.CZ4]+1" office:value-type="date" office:date-value="2000-09-29" calcext:value-type="date">
            <text:p>9月29日</text:p>
          </table:table-cell>
          <table:table-cell table:style-name="ce72" table:formula="of:=[.DA4]+1" office:value-type="date" office:date-value="2000-09-30" calcext:value-type="date">
            <text:p>9月30日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要件定義</text:p>
          </table:table-cell>
          <table:table-cell table:style-name="ce10" table:number-columns-repeated="2"/>
          <table:table-cell table:style-name="ce16" table:number-columns-repeated="2"/>
          <table:table-cell table:style-name="ce10"/>
          <table:table-cell table:style-name="ce19"/>
          <table:table-cell table:style-name="ce23"/>
          <table:table-cell table:style-name="ce10" table:number-columns-repeated="4"/>
          <table:table-cell table:style-name="ce26"/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number-columns-repeated="57"/>
        </table:table-row>
        <table:table-row table:style-name="ro4">
          <table:table-cell/>
          <table:table-cell table:style-name="ce4" table:number-columns-repeated="2"/>
          <table:table-cell table:style-name="ce15"/>
          <table:table-cell table:style-name="ce17" office:value-type="string" calcext:value-type="string">
            <text:p>WBS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1" calcext:value-type="date">
            <text:p>7月1日</text:p>
          </table:table-cell>
          <table:table-cell table:style-name="ce24" office:value-type="date" office:date-value="2022-07-05" calcext:value-type="date">
            <text:p>7月5日</text:p>
          </table:table-cell>
          <table:table-cell table:style-name="ce20" office:value-type="date" office:date-value="2022-07-01" calcext:value-type="date">
            <text:p>7月1日</text:p>
          </table:table-cell>
          <table:table-cell table:style-name="ce20" office:value-type="date" office:date-value="2022-07-02" calcext:value-type="date">
            <text:p>7月2日</text:p>
          </table:table-cell>
          <table:table-cell table:style-name="ce4" table:formula="of:=DATEDIF([.H6];[.I6];&quot;d&quot;)+1" office:value-type="float" office:value="5" calcext:value-type="float">
            <text:p>5</text:p>
          </table:table-cell>
          <table:table-cell table:style-name="ce4" table:number-columns-repeated="2"/>
          <table:table-cell table:style-name="ce31" table:number-columns-repeated="2"/>
          <table:table-cell table:style-name="ce70" table:number-columns-repeated="8"/>
          <table:table-cell table:style-name="ce31" table:number-columns-repeated="10"/>
          <table:table-cell table:style-name="ce34"/>
          <table:table-cell table:style-name="ce31" table:number-columns-repeated="3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24"/>
          <table:table-cell table:style-name="ce37"/>
          <table:table-cell table:number-columns-repeated="57"/>
        </table:table-row>
        <table:table-row table:style-name="ro4">
          <table:table-cell/>
          <table:table-cell table:style-name="ce4"/>
          <table:table-cell table:style-name="ce11"/>
          <table:table-cell table:style-name="ce4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8-09" calcext:value-type="date">
            <text:p>8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7-12" calcext:value-type="date">
            <text:p>7月12日</text:p>
          </table:table-cell>
          <table:table-cell table:style-name="ce4" table:formula="of:=DATEDIF([.H7];[.I7];&quot;d&quot;)+1" office:value-type="float" office:value="38" calcext:value-type="float">
            <text:p>38</text:p>
          </table:table-cell>
          <table:table-cell table:style-name="ce4" table:number-columns-repeated="2"/>
          <table:table-cell table:style-name="ce31" table:number-columns-repeated="8"/>
          <table:table-cell table:style-name="ce31" office:value-type="string" calcext:value-type="string">
            <text:p>a</text:p>
          </table:table-cell>
          <table:table-cell table:style-name="ce31" table:number-columns-repeated="82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あ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8];[.I8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ああああああああ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9];[.I9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0];[.I10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1];[.I11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2];[.I12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3];[.I13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システム方式設計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中島</text:p>
          </table:table-cell>
          <table:table-cell table:style-name="ce18"/>
          <table:table-cell table:style-name="ce21" table:number-columns-repeated="4"/>
          <table:table-cell table:style-name="ce12" table:formula="of:=DATEDIF([.H14];[.I14];&quot;d&quot;)" office:value-type="float" office:value="0" calcext:value-type="float">
            <text:p>0</text:p>
          </table:table-cell>
          <table:table-cell table:style-name="ce12"/>
          <table:table-cell table:style-name="ce27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15];[.I15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6];[.I1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7];[.I1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8];[.I1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9];[.I1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0];[.I2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1];[.I2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2];[.I22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3];[.I2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4];[.I2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5];[.I2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6];[.I2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7];[.I2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8];[.I2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9];[.I2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0];[.I3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1];[.I3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32];[.I3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3];[.I3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4];[.I3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5];[.I3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6];[.I3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7];[.I3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8];[.I3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9];[.I3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0];[.I4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1];[.I4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2];[.I4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3];[.I4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4];[.I4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5];[.I4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6];[.I46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7];[.I47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8];[.I48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9];[.I49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50];[.I5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 table:number-rows-repeated="14">
          <table:table-cell/>
          <table:table-cell table:style-name="ce7"/>
          <table:table-cell table:number-columns-repeated="11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>
          <table:table-cell/>
          <table:table-cell table:style-name="ce8"/>
          <table:table-cell table:style-name="ce14" table:number-columns-repeated="11"/>
          <table:table-cell table:style-name="ce29"/>
          <table:table-cell table:style-name="ce33" table:number-columns-repeated="91"/>
          <table:table-cell table:style-name="ce38"/>
          <table:table-cell table:number-columns-repeated="57"/>
        </table:table-row>
        <table:table-row table:style-name="ro2" table:number-rows-repeated="141">
          <table:table-cell table:number-columns-repeated="163"/>
        </table:table-row>
        <table:table-row table:style-name="ro2" table:number-rows-repeated="3">
          <table:table-cell/>
          <table:table-cell table:style-name="Default" table:number-columns-repeated="105"/>
          <table:table-cell table:number-columns-repeated="57"/>
        </table:table-row>
        <table:table-row table:style-name="ro2" table:number-rows-repeated="23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WBS.O6:WBS.DB65">
            <calcext:condition calcext:apply-style-name="無題6" calcext:value="formula-is(OR(AND([.O$2]&gt;=[.$J6];[.O$2]&lt;=[.$K6])))" calcext:base-cell-address="WBS.O6"/>
          </calcext:conditional-format>
        </calcext:conditional-formats>
      </table:table>
      <table:named-expressions/>
      <table:database-ranges>
        <table:database-range table:name="__Anonymous_Sheet_DB__0" table:target-range-address="WBS.B4:WBS.DB50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オレンジ" style:family="table-cell" style:parent-style-name="Default">
      <style:table-cell-properties style:diagonal-bl-tr="none" style:diagonal-tl-br="none"/>
      <style:text-properties fo:color="#ff8000"/>
    </style:style>
    <style:style style:name="無題1" style:family="table-cell" style:parent-style-name="Default">
      <style:text-properties fo:color="#ff8000"/>
    </style:style>
    <style:style style:name="無題2" style:family="table-cell" style:parent-style-name="Default">
      <style:text-properties fo:color="#ff8000"/>
    </style:style>
    <style:style style:name="無題3" style:family="table-cell" style:parent-style-name="Default">
      <style:text-properties fo:color="#ff8000"/>
    </style:style>
    <style:style style:name="無題4" style:family="table-cell" style:parent-style-name="Default">
      <style:text-properties fo:color="#ff8000"/>
    </style:style>
    <style:style style:name="橙" style:family="table-cell" style:parent-style-name="Default" style:data-style-name="N33">
      <style:table-cell-properties style:diagonal-bl-tr="none" style:diagonal-tl-br="none"/>
      <style:text-properties fo:color="#ff8000"/>
    </style:style>
    <style:style style:name="色オレンジ" style:family="table-cell" style:parent-style-name="Default">
      <style:text-properties fo:color="#ff8000" style:text-underline-style="solid" style:text-underline-width="bold" style:text-underline-color="#ff8000" style:text-emphasize="dot below" style:font-relief="embossed" style:text-overline-style="solid" style:text-overline-width="auto" style:text-overline-color="#ff8000"/>
    </style:style>
    <style:style style:name="無題5" style:family="table-cell" style:parent-style-name="Default">
      <style:table-cell-properties fo:background-color="#ff8000"/>
    </style:style>
    <style:style style:name="無題6" style:family="table-cell" style:parent-style-name="Default">
      <style:table-cell-properties fo:background-color="#ffdbb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20:17:23.061000000</meta:creation-date>
    <meta:editing-duration>PT11M46S</meta:editing-duration>
    <meta:editing-cycles>4</meta:editing-cycles>
    <meta:generator>LibreOffice/7.3.4.2$Windows_X86_64 LibreOffice_project/728fec16bd5f605073805c3c9e7c4212a0120dc5</meta:generator>
    <dc:date>2022-07-03T21:52:58.133000000</dc:date>
    <meta:document-statistic meta:table-count="1" meta:cell-count="396" meta:object-count="0"/>
  </office:meta>
</office:document-meta>
</file>